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0.55cm" fo:min-width="2.1cm"/>
      <style:paragraph-properties style:writing-mode="lr-tb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0.55cm" fo:min-width="2.1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55cm" fo:min-width="0.2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55cm" fo:min-width="0.4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55cm" fo:min-width="0cm"/>
      <style:paragraph-properties style:writing-mode="lr-tb"/>
    </style:style>
    <style:style style:name="gr6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25cm" fo:min-width="0cm"/>
      <style:paragraph-properties style:writing-mode="lr-tb"/>
    </style:style>
    <style:style style:name="gr7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15cm" fo:min-width="0cm"/>
      <style:paragraph-properties style:writing-mode="lr-tb"/>
    </style:style>
    <style:style style:name="gr8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15cm" fo:min-width="0cm"/>
      <style:paragraph-properties style:writing-mode="lr-tb"/>
    </style:style>
    <style:style style:name="gr9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05cm" fo:min-width="0cm"/>
      <style:paragraph-properties style:writing-mode="lr-tb"/>
    </style:style>
    <style:style style:name="gr10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15cm" fo:min-width="0cm"/>
      <style:paragraph-properties style:writing-mode="lr-tb"/>
    </style:style>
    <style:style style:name="gr11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15cm" fo:min-width="0cm"/>
      <style:paragraph-properties style:writing-mode="lr-tb"/>
    </style:style>
    <style:style style:name="gr12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15cm" fo:min-width="0cm"/>
      <style:paragraph-properties style:writing-mode="lr-tb"/>
    </style:style>
    <style:style style:name="gr13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15cm" fo:min-width="0cm"/>
      <style:paragraph-properties style:writing-mode="lr-tb"/>
    </style:style>
    <style:style style:name="gr14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15cm" fo:min-width="0cm"/>
      <style:paragraph-properties style:writing-mode="lr-tb"/>
    </style:style>
    <style:style style:name="gr15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15cm" fo:min-width="0cm"/>
      <style:paragraph-properties style:writing-mode="lr-tb"/>
    </style:style>
    <style:style style:name="gr16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15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81d41a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7.5pt" style:font-size-asian="12pt" style:font-size-complex="12pt"/>
    </style:style>
    <style:style style:name="P6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7.5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size="7.5pt" style:font-size-asian="7.5pt" style:font-size-complex="7.5pt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7.5pt" style:font-size-asian="7.5pt" style:font-size-complex="7.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size-asian="12pt" style:font-size-complex="12pt"/>
    </style:style>
    <style:style style:name="T3" style:family="text">
      <style:text-properties fo:font-size="7.5pt" style:font-size-asian="7.5pt" style:font-size-complex="7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2.6cm" svg:height="0.8cm" svg:x="21.3cm" svg:y="8.4cm">
          <text:p text:style-name="P1"><text:span text:style-name="T1">offset_low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0.8cm" svg:x="18.7cm" svg:y="8.4cm">
          <text:p text:style-name="P1"><text:span text:style-name="T1">seg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cm" svg:height="0.8cm" svg:x="18cm" svg:y="8.4cm">
          <text:p text:style-name="P1"><text:span text:style-name="T1">is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cm" svg:height="0.8cm" svg:x="17.1cm" svg:y="8.4cm">
          <text:p text:style-name="P1"><text:span text:style-name="T1">zero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cm" svg:height="0.8cm" svg:x="16.2cm" svg:y="8.4cm">
          <text:p text:style-name="P1"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cm" svg:height="0.8cm" svg:x="15.5cm" svg:y="8.4cm">
          <text:p text:style-name="P1"><text:span text:style-name="T1">dpl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4cm" svg:height="0.8cm" svg:x="15.1cm" svg:y="8.4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6cm" svg:height="0.8cm" svg:x="12.5cm" svg:y="8.4cm">
          <text:p text:style-name="P1"><text:span text:style-name="T1">offset_midd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6cm" svg:height="0.8cm" svg:x="9.9cm" svg:y="8.4cm">
          <text:p text:style-name="P1"><text:span text:style-name="T1">offset_hig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6cm" svg:height="0.8cm" svg:x="7.3cm" svg:y="8.4cm">
          <text:p text:style-name="P1"><text:span text:style-name="T1">reserved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3cm" svg:height="0.5cm" svg:x="23.7cm" svg:y="7.8cm">
          <text:p text:style-name="P5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4cm" svg:height="0.4cm" svg:x="21.3cm" svg:y="7.9cm">
          <text:p text:style-name="P7"><text:span text:style-name="T3">15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4cm" svg:height="0.4cm" svg:x="18.7cm" svg:y="7.9cm">
          <text:p text:style-name="P7"><text:span text:style-name="T3">31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4cm" svg:height="0.3cm" svg:x="18cm" svg:y="7.9cm">
          <text:p text:style-name="P7"><text:span text:style-name="T3">34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4cm" svg:height="0.4cm" svg:x="17.1cm" svg:y="7.9cm">
          <text:p text:style-name="P7"><text:span text:style-name="T3">39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4cm" svg:height="0.4cm" svg:x="16.2cm" svg:y="7.9cm">
          <text:p text:style-name="P7"><text:span text:style-name="T3">44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4cm" svg:height="0.4cm" svg:x="15.5cm" svg:y="7.9cm">
          <text:p text:style-name="P7"><text:span text:style-name="T3">46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4cm" svg:height="0.4cm" svg:x="15cm" svg:y="7.9cm">
          <text:p text:style-name="P7"><text:span text:style-name="T3">47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0.4cm" svg:height="0.4cm" svg:x="12.5cm" svg:y="7.9cm">
          <text:p text:style-name="P7"><text:span text:style-name="T3">63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0.4cm" svg:height="0.4cm" svg:x="9.9cm" svg:y="7.9cm">
          <text:p text:style-name="P7"><text:span text:style-name="T3">95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0.4cm" svg:height="0.4cm" svg:x="7.2cm" svg:y="7.9cm">
          <text:p text:style-name="P7"><text:span text:style-name="T3">127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30T15:32:34.115964008</meta:creation-date>
    <dc:date>2021-06-30T15:48:23.956200506</dc:date>
    <meta:editing-duration>PT5M7S</meta:editing-duration>
    <meta:editing-cycles>1</meta:editing-cycles>
    <meta:document-statistic meta:object-count="21"/>
    <meta:generator>LibreOffice/6.4.7.2$Linux_X86_64 LibreOffice_project/40$Build-2</meta:generator>
  </office:meta>
</office:document-meta>
</file>